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a9c"/>
    </style:style>
    <style:style style:name="P2" style:family="paragraph" style:parent-style-name="Standard">
      <style:paragraph-properties fo:text-align="start" style:justify-single-word="false"/>
      <style:text-properties officeooo:paragraph-rsid="0019da9c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9da9c"/>
    </style:style>
    <style:style style:name="P4" style:family="paragraph" style:parent-style-name="Standard" style:list-style-name="L52">
      <style:paragraph-properties fo:text-align="start" style:justify-single-word="false"/>
      <style:text-properties officeooo:paragraph-rsid="0019da9c"/>
    </style:style>
    <style:style style:name="P5" style:family="paragraph" style:parent-style-name="Standard" style:list-style-name="L52">
      <style:paragraph-properties fo:text-align="start" style:justify-single-word="false"/>
      <style:text-properties style:font-name="Liberation Serif" officeooo:paragraph-rsid="0019da9c"/>
    </style:style>
    <style:style style:name="P6" style:family="paragraph"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officeooo:rsid="001a2fcf"/>
    </style:style>
    <style:style style:name="T5" style:family="text">
      <style:text-properties officeooo:rsid="001c0642"/>
    </style:style>
    <style:style style:name="T6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3" style:data-style-name="N0">0.03</text:variable-set>: The Trigonometric Functions</text:p>
      <text:list xml:id="list4720412410901961010" text:style-name="L52">
        <text:list-item>
          <text:p text:style-name="P4">Identify the opposite, adjacent, and hypotenuse of each of the following triangles:</text:p>
        </text:list-item>
      </text:list>
      <text:p text:style-name="P2"><draw:custom-shape text:anchor-type="paragraph" draw:z-index="4" draw:style-name="gr1" svg:width="0.8858in" svg:height="1.087in" svg:x="0.6409in" svg:y="0.1098in"><text:p><text:span text:style-name="T6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svg:width="0.9004in" svg:height="1.2425in" svg:x="5.6189in" svg:y="0.1016in"><text:p><text:span text:style-name="T6"/></text:p><text:p><text:span text:style-name="T6"/></text:p><text:p><text:span text:style-name="T6"><text:s text:c="18"/></text:span><text:span text:style-name="T6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5" draw:style-name="gr2" svg:width="1.1685in" svg:height="0.8697in" svg:x="3.922in" svg:y="0.0362in"><text:p><text:span text:style-name="T6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6" svg:width="1.4067in" svg:height="0.6315in" svg:x="1.9783in" svg:y="0.1854in"><text:p><text:span text:style-name="T6"><text:s text:c="2"/></text:span></text:p><text:p><text:span text:style-name="T6"><text:s/></text:span></text:p><text:p><text:span text:style-name="T6"><text:s text:c="9"/></text:span><text:span text:style-name="T6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207323299140" text:continue-numbering="true" text:style-name="L52">
        <text:list-item>
          <text:p text:style-name="P4">Calculate the length of each side of the following triangles (not drawn to scale):</text:p>
        </text:list-item>
      </text:list>
      <text:p text:style-name="P2"/>
      <text:p text:style-name="P2"><draw:custom-shape text:anchor-type="paragraph" draw:z-index="8" draw:style-name="gr5" svg:width="1.6748in" svg:height="1.5315in" svg:x="4.1154in" svg:y="0.1528in"><text:p><text:span text:style-name="T6"><text:s text:c="23"/></text:span></text:p><text:p><text:span text:style-name="T6">1.6</text:span><text:span text:style-name="T3">m</text:span><text:span text:style-name="T6"> <text:s text:c="36"/></text:span></text:p><text:p><text:span text:style-name="T6"><text:s/></text:span></text:p><text:p><text:span text:style-name="T6"><text:s text:c="15"/></text:span></text:p><text:p><text:span text:style-name="T6"><text:s text:c="35"/></text:span><text:span text:style-name="T6">45°</text:span></text:p><text:p><text:span text:style-name="T6"/></text:p><text:p><text:span text:style-name="T6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><draw:custom-shape text:anchor-type="paragraph" draw:z-index="9" draw:style-name="gr6" svg:width="2.6114in" svg:height="0.8295in" svg:x="0.5665in" svg:y="0.0472in"><text:p><text:span text:style-name="T6"><text:s text:c="40"/></text:span><text:span text:style-name="T6">6</text:span><text:span text:style-name="T3">m</text:span><text:span text:style-name="T6"> <text:s text:c="25"/></text:span></text:p><text:p><text:span text:style-name="T6"><text:s/></text:span></text:p><text:p><text:span text:style-name="T6"/></text:p><text:p><text:span text:style-name="T6"><text:s text:c="52"/></text:span><text:span text:style-name="T6">20°</text:span></text:p><text:p><text:span text:style-name="T6"/></text:p><text:p><text:span text:style-name="T6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207673482779" text:continue-numbering="true" text:style-name="L52">
        <text:list-item>
          <text:p text:style-name="P4">Ivan is walking across a field. <text:s/>He walks <text:span text:style-name="T4">6</text:span>000m in <text:span text:style-name="T4">4</text:span>0 minutes, at a 3<text:span text:style-name="T4">5</text:span><text:span text:style-name="T2">°</text:span><text:span text:style-name="T3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4207292248752" text:continue-numbering="true" text:style-name="L52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2"/>
      <text:p text:style-name="P2"/>
      <text:list xml:id="list74206326070681" text:continue-numbering="true" text:style-name="L52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2"/>
      <text:p text:style-name="P2"/>
      <text:list xml:id="list74207019323908" text:continue-numbering="true" text:style-name="L52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2"/>
      <text:p text:style-name="P2"/>
      <text:list xml:id="list74207544291355" text:continue-numbering="true" text:style-name="L52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2"/>
      <text:p text:style-name="P2"/>
      <text:list xml:id="list74207103178512" text:continue-numbering="true" text:style-name="L52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2"/>
      <text:p text:style-name="P2"><text:soft-page-break/></text:p>
      <text:list xml:id="list74207282714650" text:continue-numbering="true" text:style-name="L52">
        <text:list-item>
          <text:p text:style-name="P4">Calculate the indicated angle for each triangle:</text:p>
        </text:list-item>
      </text:list>
      <text:p text:style-name="P2"><draw:custom-shape text:anchor-type="paragraph" draw:z-index="12" draw:style-name="gr9" svg:width="0.8713in" svg:height="0.9878in" svg:x="4.852in" svg:y="0.1047in"><text:p><text:span text:style-name="T6"/></text:p><text:p><text:span text:style-name="T6"/></text:p><text:p><text:span text:style-name="T6"><text:s text:c="30"/></text:span><text:span text:style-name="T6">q</text:span></text:p><text:p><text:span text:style-name="T6"/></text:p><text:p><text:span text:style-name="T6"><text:s text:c="34"/></text:span><text:span text:style-name="T6">2.5</text:span><text:span text:style-name="T3">m</text:span><text:span text:style-name="T6"> <text:s text:c="3"/></text:span></text:p><text:p><text:span text:style-name="T6"/></text:p><text:p><text:span text:style-name="T6"><text:s text:c="19"/></text:span><text:span text:style-name="T6">4</text:span><text:span text:style-name="T3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0" draw:style-name="gr7" svg:width="1.6748in" svg:height="0.8323in" svg:x="0.4252in" svg:y="0in"><text:p><text:span text:style-name="T6"><text:s text:c="28"/></text:span><text:span text:style-name="T6">3</text:span><text:span text:style-name="T3">m</text:span><text:span text:style-name="T6"> <text:s/></text:span></text:p><text:p><text:span text:style-name="T6">1</text:span><text:span text:style-name="T3">m</text:span><text:span text:style-name="T6"> <text:s text:c="36"/></text:span></text:p><text:p><text:span text:style-name="T6"><text:s text:c="36"/></text:span><text:span text:style-name="T6">q</text:span></text:p><text:p><text:span text:style-name="T6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1" draw:style-name="gr8" svg:width="1.1016in" svg:height="0.7287in" svg:x="2.8728in" svg:y="0.0327in"><text:p><text:span text:style-name="T6"><text:s text:c="28"/></text:span><text:span text:style-name="T6">5</text:span><text:span text:style-name="T3">m</text:span><text:span text:style-name="T6"> <text:s/></text:span></text:p><text:p><text:span text:style-name="T6"><text:s text:c="37"/></text:span></text:p><text:p><text:span text:style-name="T6"><text:s text:c="29"/></text:span><text:span text:style-name="T6">q</text:span></text:p><text:p><text:span text:style-name="T6"><text:s text:c="22"/></text:span><text:span text:style-name="T6">4</text:span><text:span text:style-name="T3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list xml:id="list74206023754022" text:continue-numbering="true" text:style-name="L52">
        <text:list-item>
          <text:p text:style-name="P4">Angel is hiking in the desert, where he walks <text:span text:style-name="T4">2</text:span> mile<text:span text:style-name="T4">s</text:span> to the east, then <text:span text:style-name="T4">1</text:span> mile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4207679994877" text:continue-numbering="true" text:style-name="L52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206179442348" text:continue-numbering="true" text:style-name="L52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208064542625" text:continue-numbering="true" text:style-name="L52">
        <text:list-item>
          <text:p text:style-name="P4">Hazel is flying in a plane at <text:span text:style-name="T4">35</text:span>0 m/s to the north. <text:s/>The wind is blowing at <text:span text:style-name="T4">120</text:span>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206640126809" text:continue-numbering="true" text:style-name="L52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2"/>
      <text:p text:style-name="P2"/>
      <text:p text:style-name="P2"/>
      <text:list xml:id="list74206899802929" text:continue-numbering="true" text:style-name="L52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0-17T07:42:05.894855707" text:date-adjust="PT24H00M00S">10/18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8:06:06.097018979</meta:creation-date>
    <meta:editing-duration>PT6M47S</meta:editing-duration>
    <meta:editing-cycles>6</meta:editing-cycles>
    <meta:generator>LibreOffice/4.3.7.2$Linux_X86_64 LibreOffice_project/430$Build-2</meta:generator>
    <dc:date>2016-10-17T07:42:05.821551636</dc:date>
    <meta:document-statistic meta:table-count="0" meta:image-count="2" meta:object-count="0" meta:page-count="2" meta:paragraph-count="21" meta:word-count="232" meta:character-count="1247" meta:non-whitespace-character-count="1004"/>
  </office:meta>
</office:document-meta>
</file>